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fo:background-color="#33cc66"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end="Arrow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6">
          <table:table-cell table:number-columns-repeated="10"/>
        </table:table-row>
        <table:table-row table:style-name="ro2">
          <table:table-cell>
            <draw:line table:end-cell-address="Sheet1.A25" table:end-x="0.861in" table:end-y="0.1776in" draw:z-index="4" draw:style-name="gr1" draw:text-style-name="P1" svg:x1="0.8504in" svg:y1="0.1567in" svg:x2="0.861in" svg:y2="3.3709in">
              <text:p/>
            </draw:line>
            <draw:line table:end-cell-address="Sheet1.B7" table:end-x="0.8012in" table:end-y="0.1776in" draw:z-index="6" draw:style-name="gr2" draw:text-style-name="P1" svg:x1="0.861in" svg:y1="0.1776in" svg:x2="1.6902in" svg:y2="0.1776in">
              <text:p/>
            </draw:line>
          </table:table-cell>
          <table:table-cell/>
          <table:table-cell table:style-name="ce1" office:value-type="string" table:number-columns-spanned="2" table:number-rows-spanned="1">
            <text:p>Estado 1</text:p>
            <draw:line table:end-cell-address="Sheet1.C11" table:end-x="0.7937in" table:end-y="0.124in" draw:z-index="0" draw:style-name="gr2" draw:text-style-name="P1" svg:x1="0.7937in" svg:y1="0.1673in" svg:x2="0.7937in" svg:y2="0.8343in">
              <text:p/>
            </draw:line>
          </table:table-cell>
          <table:covered-table-cell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>
            <text:p>Serial= 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Estado 2</text:p>
            <draw:line table:end-cell-address="Sheet1.C16" table:end-x="0.7941in" table:end-y="0.1248in" draw:z-index="1" draw:style-name="gr2" draw:text-style-name="P1" svg:x1="0.7831in" svg:y1="0.1764in" svg:x2="0.7941in" svg:y2="0.8346in">
              <text:p/>
            </draw:line>
          </table:table-cell>
          <table:covered-table-cell/>
          <table:table-cell>
            <draw:line table:end-cell-address="Sheet1.E12" table:end-x="0.6469in" table:end-y="0.0933in" draw:z-index="7" draw:style-name="gr1" draw:text-style-name="P1" svg:x1="0.0161in" svg:y1="0.0929in" svg:x2="0.6469in" svg:y2="0.0933in">
              <text:p/>
            </draw:line>
          </table:table-cell>
          <table:table-cell table:style-name="ce3" office:value-type="string">
            <text:p>t0=millis(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>
            <text:p>NUL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Estado 3</text:p>
            <draw:line table:end-cell-address="Sheet1.C21" table:end-x="0.7941in" table:end-y="0.115in" draw:z-index="2" draw:style-name="gr2" draw:text-style-name="P1" svg:x1="0.7835in" svg:y1="0.1665in" svg:x2="0.7941in" svg:y2="0.8248in">
              <text:p/>
            </draw:line>
          </table:table-cell>
          <table:covered-table-cell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>
            <text:p>Serial=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Estado 4</text:p>
          </table:table-cell>
          <table:covered-table-cell/>
          <table:table-cell>
            <draw:line table:end-cell-address="Sheet1.E22" table:end-x="0.6496in" table:end-y="0.0957in" draw:z-index="8" draw:style-name="gr1" draw:text-style-name="P1" svg:x1="0.0024in" svg:y1="0.0949in" svg:x2="0.6496in" svg:y2="0.0957in">
              <text:p/>
            </draw:line>
          </table:table-cell>
          <table:table-cell table:style-name="ce3" office:value-type="string">
            <text:p>Print ( millis()-t0)</text:p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line table:end-cell-address="Sheet1.C25" table:end-x="0.8039in" table:end-y="0.1677in" draw:z-index="3" draw:style-name="gr1" draw:text-style-name="P1" svg:x1="0.7941in" svg:y1="0.0421in" svg:x2="0.8039in" svg:y2="0.5213in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Null</text:p>
          </table:table-cell>
          <table:table-cell table:number-columns-repeated="6"/>
        </table:table-row>
        <table:table-row table:style-name="ro1">
          <table:table-cell>
            <draw:line table:end-cell-address="Sheet1.C25" table:end-x="0.7835in" table:end-y="0.1677in" draw:z-index="5" draw:style-name="gr1" draw:text-style-name="P1" svg:x1="0.85in" svg:y1="0.1575in" svg:x2="2.5614in" svg:y2="0.1677in">
              <text:p/>
            </draw:line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scale-to="12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0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</meta:initial-creator>
    <meta:creation-date>2011-10-17T15:48:45</meta:creation-date>
    <dc:date>2011-10-18T10:36:09</dc:date>
    <dc:creator>Igor </dc:creator>
    <meta:editing-duration>PT1H35M32S</meta:editing-duration>
    <meta:editing-cycles>4</meta:editing-cycles>
    <meta:generator>LibreOffice/3.3$Linux LibreOffice_project/330m19$Build-301</meta:generator>
    <meta:document-statistic meta:table-count="3" meta:cell-count="10" meta:object-count="9"/>
  </office:meta>
</office:document-meta>
</file>